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adornments="Standard" style:font-family-generic="swiss" style:font-pitch="variable"/>
    <style:font-face style:name="Noto Sans" svg:font-family="'Noto Sans'" style:font-adornments="Fett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c3fdf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officeooo:paragraph-rsid="001c3fdf"/>
    </style:style>
    <style:style style:name="T1" style:family="text">
      <style:text-properties officeooo:rsid="001c3fd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ation<text:span text:style-name="T1">shinweise</text:span></text:h>
      <text:p text:style-name="Text_20_body">Sollte bei der Installation irgendwelche Probleme bzw. komisches Verhalten auftreten, die ihr nicht lösen könnt, dann bitte einen Post-It-Note mit der Problembeschreibung, aktuellem Zustand und ggf. Namen auf den Rechner kleben und sich einem anderen Rechner zuwenden.</text:p>
      <text:h text:style-name="Heading_20_2" text:outline-level="2"><text:span text:style-name="T1">PC </text:span>Installation Vorbereitung</text:h>
      <text:list text:style-name="L1">
        <text:list-item>
          <text:p text:style-name="P2">Entstauben/Grundgereinigen </text:p>
        </text:list-item>
        <text:list-item>
          <text:p text:style-name="P3">PC an entsprechenden Arbeitsplatz anschließen</text:p>
        </text:list-item>
        <text:list-item>
          <text:p text:style-name="P3">Ein Displaykabel anschließen</text:p>
          <text:list>
            <text:list-item>
              <text:p text:style-name="P2">abhängig davon, was für Anschlüsse bereitstehen </text:p>
            </text:list-item>
            <text:list-item>
              <text:p text:style-name="P2">Bei mehreren Möglichkeiten den besten Anschluss wählen (DP -&gt; HDMI -&gt; DVI -&gt; VGA) </text:p>
            </text:list-item>
            <text:list-item>
              <text:p text:style-name="P2">Bsp. PC mit DVI und VGA =&gt; DVI nutzen </text:p>
            </text:list-item>
          </text:list>
        </text:list-item>
        <text:list-item>
          <text:p text:style-name="P2">Maus und Tastatur per USB anschließen</text:p>
        </text:list-item>
      </text:list>
      <text:p text:style-name="P4"/>
      <text:list xml:id="list180728126217821" text:continue-numbering="true" text:style-name="L1">
        <text:list-item>
          <text:p text:style-name="P2">USB-Stick mit HeyAlter Image an einen USB 3-Port anschließen</text:p>
          <text:list>
            <text:list-item>
              <text:p text:style-name="P2">Falls es keinen USB 3-Port gibt, irgendeinen USB-Port nutzen </text:p>
            </text:list-item>
          </text:list>
        </text:list-item>
        <text:list-item>
          <text:p text:style-name="P2">Kaltgerätekabel bzw. Netzteil anschließen </text:p>
        </text:list-item>
      </text:list>
      <text:p text:style-name="P4"/>
      <text:h text:style-name="Heading_20_2" text:outline-level="2">Installation</text:h>
      <text:list text:continue-numbering="true" text:style-name="L1">
        <text:list-item>
          <text:p text:style-name="P2">PC/Laptop starten und das BIOS öffnen (s. Tabelle)</text:p>
        </text:list-item>
        <text:list-item>
          <text:p text:style-name="P2">BIOS Einstellungen speichern, PC neustarten und PC übers Bootmenü vom USB-Stick starten</text:p>
        </text:list-item>
        <text:list-item>
          <text:p text:style-name="P2">Das System installiert sich von selbst</text:p>
          <text:list>
            <text:list-item>
              <text:p text:style-name="P2">Bei der Aufforderung den USB-Stick abzuziehen, den USB-Stick abziehen und PC mit Enter neustarten </text:p>
            </text:list-item>
          </text:list>
        </text:list-item>
        <text:list-item>
          <text:p text:style-name="P2"><text:span text:style-name="Source_20_Text">Setup</text:span> wird auto<text:span text:style-name="T1">matisch gestartet</text:span></text:p>
          <text:list>
            <text:list-item>
              <text:p text:style-name="P2">Computerspecs prüfen, mind. 4 Gb und 2 CPU-Kerne </text:p>
            </text:list-item>
            <text:list-item>
              <text:p text:style-name="P2">Webcambild sollte bei vorhandener Webcam sichtbar sein </text:p>
            </text:list-item>
            <text:list-item>
              <text:p text:style-name="P2">CD Laufwerk schließen, nachdem sie sich automatisch öffnet </text:p>
            </text:list-item>
          </text:list>
        </text:list-item>
        <text:list-item>
          <text:p text:style-name="P2">Prüfen, ob WLAN-Netzwerke gefunden werden können </text:p>
        </text:list-item>
        <text:list-item>
          <text:p text:style-name="P2"><text:span text:style-name="Source_20_Text">Cleanup</text:span> auf dem Desktop ausführen </text:p>
        </text:list-item>
        <text:list-item>
          <text:p text:style-name="P1">Fertig </text:p>
        </text:list-item>
      </text:list>
      <text:p text:style-name="Text_20_body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adornments="Standard" style:font-family-generic="swiss" style:font-pitch="variable"/>
    <style:font-face style:name="Noto Sans" svg:font-family="'Noto Sans'" style:font-adornments="Fett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" fo:font-family="'Nimbus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Fett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style:contextual-spacing="false"/>
      <style:text-properties style:font-name="Noto Sans" fo:font-family="'Noto Sans'" style:font-style-name="Fett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3cm" fo:margin-bottom="0.212cm" style:contextual-spacing="false"/>
      <style:text-properties style:font-name="Noto Sans" fo:font-family="'Noto Sans'" style:font-style-name="Fett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7:28:49.607174451</meta:creation-date>
    <dc:date>2024-07-22T18:07:27.749885593</dc:date>
    <meta:editing-duration>PT18M17S</meta:editing-duration>
    <meta:editing-cycles>3</meta:editing-cycles>
    <meta:generator>LibreOffice/24.2.4.2$Linux_X86_64 LibreOffice_project/420$Build-2</meta:generator>
    <meta:print-date>2024-07-22T17:45:29.150585703</meta:print-date>
    <meta:printed-by>PDF-Dateien</meta:printed-by>
    <meta:document-statistic meta:table-count="0" meta:image-count="0" meta:object-count="0" meta:page-count="1" meta:paragraph-count="25" meta:word-count="208" meta:character-count="1376" meta:non-whitespace-character-count="1201"/>
  </office:meta>
</office:document-meta>
</file>